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e552" officeooo:paragraph-rsid="000de552"/>
    </style:style>
    <style:style style:name="P2" style:family="paragraph" style:parent-style-name="Standard">
      <style:text-properties officeooo:paragraph-rsid="000de552"/>
    </style:style>
    <style:style style:name="P3" style:family="paragraph" style:parent-style-name="Standard">
      <style:text-properties officeooo:rsid="000ebcbe" officeooo:paragraph-rsid="000ebcbe"/>
    </style:style>
    <style:style style:name="P4" style:family="paragraph" style:parent-style-name="Standard">
      <style:text-properties officeooo:rsid="000ebcbe" officeooo:paragraph-rsid="001052e1"/>
    </style:style>
    <style:style style:name="P5" style:family="paragraph" style:parent-style-name="Standard">
      <style:text-properties officeooo:rsid="000ebcbe" officeooo:paragraph-rsid="00108667"/>
    </style:style>
    <style:style style:name="P6" style:family="paragraph" style:parent-style-name="Standard">
      <style:text-properties officeooo:paragraph-rsid="000ebcbe"/>
    </style:style>
    <style:style style:name="P7" style:family="paragraph" style:parent-style-name="Standard">
      <style:text-properties officeooo:rsid="001052e1" officeooo:paragraph-rsid="001052e1"/>
    </style:style>
    <style:style style:name="P8" style:family="paragraph" style:parent-style-name="Standard">
      <style:text-properties officeooo:rsid="001052e1" officeooo:paragraph-rsid="00108667"/>
    </style:style>
    <style:style style:name="P9" style:family="paragraph" style:parent-style-name="Standard">
      <style:text-properties officeooo:rsid="001052e1" officeooo:paragraph-rsid="0012185f"/>
    </style:style>
    <style:style style:name="P10" style:family="paragraph" style:parent-style-name="Standard">
      <style:text-properties officeooo:rsid="001052e1" officeooo:paragraph-rsid="0015f330"/>
    </style:style>
    <style:style style:name="P11" style:family="paragraph" style:parent-style-name="Standard">
      <style:text-properties officeooo:paragraph-rsid="001052e1"/>
    </style:style>
    <style:style style:name="P12" style:family="paragraph" style:parent-style-name="Standard">
      <style:text-properties officeooo:rsid="00108667" officeooo:paragraph-rsid="00108667"/>
    </style:style>
    <style:style style:name="P13" style:family="paragraph" style:parent-style-name="Standard">
      <style:text-properties officeooo:rsid="00108667" officeooo:paragraph-rsid="0012185f"/>
    </style:style>
    <style:style style:name="P14" style:family="paragraph" style:parent-style-name="Standard">
      <style:text-properties officeooo:rsid="00108667" officeooo:paragraph-rsid="0015f330"/>
    </style:style>
    <style:style style:name="P15" style:family="paragraph" style:parent-style-name="Standard">
      <style:text-properties officeooo:rsid="0012185f" officeooo:paragraph-rsid="0012185f"/>
    </style:style>
    <style:style style:name="P16" style:family="paragraph" style:parent-style-name="Standard">
      <style:text-properties officeooo:rsid="0013bbd6" officeooo:paragraph-rsid="0013bbd6"/>
    </style:style>
    <style:style style:name="P17" style:family="paragraph" style:parent-style-name="Standard">
      <style:text-properties officeooo:paragraph-rsid="0013bbd6"/>
    </style:style>
    <style:style style:name="P18" style:family="paragraph" style:parent-style-name="Standard">
      <style:text-properties officeooo:paragraph-rsid="0015f330"/>
    </style:style>
    <style:style style:name="T1" style:family="text">
      <style:text-properties officeooo:rsid="000de552"/>
    </style:style>
    <style:style style:name="T2" style:family="text">
      <style:text-properties officeooo:rsid="000ebcbe"/>
    </style:style>
    <style:style style:name="T3" style:family="text">
      <style:text-properties officeooo:rsid="001052e1"/>
    </style:style>
    <style:style style:name="T4" style:family="text">
      <style:text-properties officeooo:rsid="00108667"/>
    </style:style>
    <style:style style:name="T5" style:family="text">
      <style:text-properties officeooo:rsid="0012185f"/>
    </style:style>
    <style:style style:name="T6" style:family="text">
      <style:text-properties officeooo:rsid="0013bbd6"/>
    </style:style>
    <style:style style:name="T7" style:family="text">
      <style:text-properties officeooo:rsid="0015f3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nkkiautomaatin algoritmi<text:tab/><text:tab/><text:tab/><text:tab/><text:tab/><text:tab/><text:tab/><text:tab/> <text:s text:c="5"/>Tuukka Alatalo</text:p>
      <text:p text:style-name="P1"/>
      <text:p text:style-name="P1">ikuisesti kiertävä loop{</text:p>
      <text:p text:style-name="P1"><text:tab/>pyydetään käyttäjää asettamaan kortti (odotetaan että painaa enter:iä)</text:p>
      <text:p text:style-name="P1"/>
      <text:p text:style-name="P1"><text:tab/><text:span text:style-name="T6">ladataan muistiin tilin saldo (default 100€), ja viimeisimmät tapahtumat (pitää keksiä jotain)</text:span></text:p>
      <text:p text:style-name="P1"/>
      <text:p text:style-name="P2"><text:span text:style-name="T1"><text:tab/>kun käyttäjä käyttää automaattia{</text:span></text:p>
      <text:p text:style-name="P1"><text:tab/><text:tab/>näytetään päävalikko, vaihtoehdot: 1. nosta rahaa, 2. talleta rahaa, 3. näytä saldo ja <text:tab/><text:tab/>tapahtumat, 4. lopeta automaatin käyttö</text:p>
      <text:p text:style-name="P1"><text:tab/></text:p>
      <text:p text:style-name="P1"><text:tab/><text:tab/>kysytään käyttäjältä minkä <text:span text:style-name="T3">vaihtoehdoista valitsee ja tallennetaan se muuttujaan <text:tab/><text:tab/><text:tab/>int valikkoValinta</text:span></text:p>
      <text:p text:style-name="P1"><text:tab/></text:p>
      <text:p text:style-name="P1"><text:tab/><text:tab/>valinta(<text:span text:style-name="T3">valikkoValinta</text:span>){</text:p>
      <text:p text:style-name="P1"><text:tab/><text:tab/><text:tab/>tapaus 1:</text:p>
      <text:p text:style-name="P1"><text:tab/><text:tab/><text:tab/><text:tab/>siirrytään voidiin <text:span text:style-name="T4">nostaRahaa</text:span></text:p>
      <text:p text:style-name="P1"><text:tab/><text:tab/><text:tab/><text:tab/>poistu rakenteesta</text:p>
      <text:p text:style-name="P1"/>
      <text:p text:style-name="P1"><text:tab/><text:tab/><text:tab/>tapaus 2:</text:p>
      <text:p text:style-name="P1"><text:tab/><text:tab/><text:tab/><text:tab/>siirrytään voidiin <text:span text:style-name="T4">talletaRahaa</text:span></text:p>
      <text:p text:style-name="P1"><text:tab/><text:tab/><text:tab/><text:tab/>poistu rakenteesta</text:p>
      <text:p text:style-name="P1"/>
      <text:p text:style-name="P1"><text:tab/><text:tab/><text:tab/>tapaus 3:</text:p>
      <text:p text:style-name="P1"><text:tab/><text:tab/><text:tab/><text:tab/>siirrytään voidiin <text:span text:style-name="T4">saldonTarkistus</text:span></text:p>
      <text:p text:style-name="P1"><text:tab/><text:tab/><text:tab/><text:tab/>poistu rakenteesta</text:p>
      <text:p text:style-name="P1"/>
      <text:p text:style-name="P1"><text:tab/><text:tab/><text:tab/>tapaus4:</text:p>
      <text:p text:style-name="P1"><text:tab/><text:tab/><text:tab/><text:tab/>siirrytään voidiin <text:span text:style-name="T4">lopeta</text:span></text:p>
      <text:p text:style-name="P1"><text:tab/><text:tab/><text:tab/><text:tab/>poistu rakenteesta</text:p>
      <text:p text:style-name="P1"/>
      <text:p text:style-name="P1"><text:tab/><text:tab/><text:tab/>default:</text:p>
      <text:p text:style-name="P1"><text:tab/><text:tab/><text:tab/><text:tab/>kerro käyttäjälle että valitsee kelpaavan vaihtoehdon</text:p>
      <text:p text:style-name="P1"><text:tab/><text:tab/><text:tab/><text:tab/>poistu rakenteesta</text:p>
      <text:p text:style-name="P1"><text:tab/><text:tab/>}</text:p>
      <text:p text:style-name="P1"><text:tab/>}</text:p>
      <text:p text:style-name="P1">}</text:p>
      <text:p text:style-name="P1"/>
      <text:p text:style-name="P6"><text:span text:style-name="T2">void nostaRahaa{</text:span></text:p>
      <text:p text:style-name="P3"><text:span text:style-name="T3"><text:tab/>kun ollaan nostettavan määrän valinnassa{</text:span></text:p>
      <text:p text:style-name="P5"><text:tab/><text:tab/>valinta(<text:span text:style-name="T3">nostettavaValinta</text:span>){</text:p>
      <text:p text:style-name="P5"><text:tab/><text:tab/><text:tab/>näytetään käyttäjälle vaihtoehdot paljonko rahaa halutaan nostaa, vaihtoehdot <text:tab/><text:tab/><text:tab/>ovat 1: 10€, 2: 20€, 3. 50€, 4. 100€, 5. muu ja 6. takaisin</text:p>
      <text:p text:style-name="P5"/>
      <text:p text:style-name="P5"><text:tab/><text:tab/><text:tab/>kysytään käyttäjältä minkä vaihtoehdon haluaa <text:span text:style-name="T3">ja tallennetaan se muuttujaan <text:tab/><text:tab/><text:tab/>int nostettavaValinta</text:span></text:p>
      <text:p text:style-name="P3"><text:tab/><text:tab/><text:tab/>tapaus 1:</text:p>
      <text:p text:style-name="P3"><text:tab/><text:tab/><text:tab/><text:tab/>jos(saldo &lt; 10€){</text:p>
      <text:p text:style-name="P3"><text:tab/><text:tab/><text:tab/><text:tab/><text:tab/>kerro käyttäjälle ettei saldo riitä</text:p>
      <text:p text:style-name="P3"><text:tab/><text:tab/><text:tab/><text:tab/>}</text:p>
      <text:p text:style-name="P3"><text:tab/><text:tab/><text:tab/><text:tab/>muuten{</text:p>
      <text:p text:style-name="P3"><text:tab/><text:tab/><text:tab/><text:tab/><text:tab/>saldo - 10€</text:p>
      <text:p text:style-name="P3"><text:soft-page-break/><text:tab/><text:tab/><text:tab/><text:tab/>}</text:p>
      <text:p text:style-name="P5"><text:tab/><text:tab/><text:tab/><text:tab/><text:span text:style-name="T3">poistutaan nostettavan valinnasta</text:span></text:p>
      <text:p text:style-name="P3"><text:tab/><text:tab/><text:tab/><text:tab/>poistu rakenteesta</text:p>
      <text:p text:style-name="P3"/>
      <text:p text:style-name="P3"><text:tab/><text:tab/><text:tab/>tapaus 2:</text:p>
      <text:p text:style-name="P3"><text:tab/><text:tab/><text:tab/><text:tab/>jos(saldo &lt; 20€){</text:p>
      <text:p text:style-name="P3"><text:tab/><text:tab/><text:tab/><text:tab/><text:tab/>kerro käyttäjälle ettei saldo riitä</text:p>
      <text:p text:style-name="P3"><text:tab/><text:tab/><text:tab/><text:tab/>}</text:p>
      <text:p text:style-name="P3"><text:tab/><text:tab/><text:tab/><text:tab/>muuten{</text:p>
      <text:p text:style-name="P3"><text:tab/><text:tab/><text:tab/><text:tab/><text:tab/>saldo - 20€</text:p>
      <text:p text:style-name="P3"><text:tab/><text:tab/><text:tab/><text:tab/>}</text:p>
      <text:p text:style-name="P5"><text:tab/><text:tab/><text:tab/><text:tab/><text:span text:style-name="T3">poistutaan nostettavan valinnasta</text:span></text:p>
      <text:p text:style-name="P3"><text:tab/><text:tab/><text:tab/><text:tab/>poistu rakenteesta</text:p>
      <text:p text:style-name="P3"/>
      <text:p text:style-name="P3"><text:tab/><text:tab/><text:tab/>tapaus 3:</text:p>
      <text:p text:style-name="P3"><text:tab/><text:tab/><text:tab/><text:tab/>jos(saldo &lt; 50€){</text:p>
      <text:p text:style-name="P3"><text:tab/><text:tab/><text:tab/><text:tab/><text:tab/>kerro käyttäjälle ettei saldo riitä</text:p>
      <text:p text:style-name="P3"><text:tab/><text:tab/><text:tab/><text:tab/>}</text:p>
      <text:p text:style-name="P3"><text:tab/><text:tab/><text:tab/><text:tab/>muuten{</text:p>
      <text:p text:style-name="P3"><text:tab/><text:tab/><text:tab/><text:tab/><text:tab/>saldo - 50€</text:p>
      <text:p text:style-name="P3"><text:tab/><text:tab/><text:tab/><text:tab/>}</text:p>
      <text:p text:style-name="P5"><text:tab/><text:tab/><text:tab/><text:tab/><text:span text:style-name="T3">poistutaan nostettavan valinnasta</text:span></text:p>
      <text:p text:style-name="P3"><text:tab/><text:tab/><text:tab/><text:tab/>poistu rakenteesta</text:p>
      <text:p text:style-name="P3"/>
      <text:p text:style-name="P3"><text:tab/><text:tab/><text:tab/>tapaus 4:</text:p>
      <text:p text:style-name="P3"><text:tab/><text:tab/><text:tab/><text:tab/>jos(saldo &lt; 100€){</text:p>
      <text:p text:style-name="P3"><text:tab/><text:tab/><text:tab/><text:tab/><text:tab/>kerro käyttäjälle ettei saldo riitä</text:p>
      <text:p text:style-name="P3"><text:tab/><text:tab/><text:tab/><text:tab/>}</text:p>
      <text:p text:style-name="P3"><text:tab/><text:tab/><text:tab/><text:tab/>muuten{</text:p>
      <text:p text:style-name="P3"><text:tab/><text:tab/><text:tab/><text:tab/><text:tab/>saldo - 100€</text:p>
      <text:p text:style-name="P3"><text:tab/><text:tab/><text:tab/><text:tab/>}</text:p>
      <text:p text:style-name="P5"><text:tab/><text:tab/><text:tab/><text:tab/><text:span text:style-name="T3">poistutaan nostettavan valinnasta</text:span></text:p>
      <text:p text:style-name="P3"><text:tab/><text:tab/><text:tab/><text:tab/>poistu rakenteesta</text:p>
      <text:p text:style-name="P3"/>
      <text:p text:style-name="P3"><text:tab/><text:tab/><text:tab/>tapaus 5:</text:p>
      <text:p text:style-name="P3"><text:tab/><text:tab/><text:tab/><text:tab/>siirrytään voidiin muuSumma</text:p>
      <text:p text:style-name="P3"><text:tab/><text:tab/><text:tab/><text:tab/>poistu rakenteesta</text:p>
      <text:p text:style-name="P3"/>
      <text:p text:style-name="P3"><text:tab/><text:tab/><text:tab/>tapaus 6:</text:p>
      <text:p text:style-name="P11"><text:span text:style-name="T3"><text:tab/><text:tab/><text:tab/><text:tab/>poistutaan nostettavan valinnasta</text:span></text:p>
      <text:p text:style-name="P6"><text:span text:style-name="T2"><text:tab/><text:tab/><text:tab/><text:tab/>return(0);</text:span></text:p>
      <text:p text:style-name="P5"><text:tab/><text:tab/></text:p>
      <text:p text:style-name="P5"><text:tab/><text:tab/><text:tab/><text:span text:style-name="T4">default:</text:span></text:p>
      <text:p text:style-name="P5"><text:tab/><text:tab/><text:tab/><text:tab/><text:span text:style-name="T4">sanotaan käyttäjälle että valitsee kelpaavan vaihtoehdon</text:span></text:p>
      <text:p text:style-name="P5"><text:tab/><text:tab/><text:tab/><text:tab/><text:span text:style-name="T4">poistu rakenteesta</text:span></text:p>
      <text:p text:style-name="P5"><text:span text:style-name="T3"><text:tab/><text:tab/>}</text:span></text:p>
      <text:p text:style-name="P4"><text:tab/>}<text:tab/></text:p>
      <text:p text:style-name="P3">}</text:p>
      <text:p text:style-name="P3"/>
      <text:p text:style-name="P3"/>
      <text:p text:style-name="P3"/>
      <text:p text:style-name="P3"/>
      <text:p text:style-name="P7"><text:soft-page-break/>void muuSumma{</text:p>
      <text:p text:style-name="P7"><text:tab/><text:span text:style-name="T4">kun ollaan muun summan valinnassa{</text:span></text:p>
      <text:p text:style-name="P18"><text:span text:style-name="T3"><text:tab/><text:tab/>kysytään käyttäjältä että kertoo summan jonka haluaa nostaa vai haluaako <text:tab/><text:tab/><text:tab/>poistua tästä näkymästä ja tallennetaan se muuttujaan int nostettavaRaha</text:span></text:p>
      <text:p text:style-name="P8"><text:tab/><text:tab/></text:p>
      <text:p text:style-name="P8"><text:tab/><text:tab/><text:span text:style-name="T7">jos(nostettavaRaha &gt; 0){</text:span></text:p>
      <text:p text:style-name="P10"><text:tab/><text:tab/><text:tab/><text:span text:style-name="T4">jos(saldo &lt; muuNostettava){</text:span></text:p>
      <text:p text:style-name="P10"><text:tab/><text:tab/><text:tab/><text:tab/><text:span text:style-name="T4">kerro käyttäjälle ettei saldo riitä</text:span></text:p>
      <text:p text:style-name="P10"><text:tab/><text:tab/><text:tab/><text:span text:style-name="T4">}</text:span></text:p>
      <text:p text:style-name="P14"><text:tab/><text:tab/><text:tab/>muuten{</text:p>
      <text:p text:style-name="P14"><text:tab/><text:tab/><text:tab/><text:tab/>saldo - muuNostettava</text:p>
      <text:p text:style-name="P14"><text:tab/><text:tab/><text:tab/>}</text:p>
      <text:p text:style-name="P14"><text:tab/><text:tab/><text:tab/><text:span text:style-name="T5">poistu muun summan valinnasta</text:span></text:p>
      <text:p text:style-name="P14"><text:tab/><text:tab/><text:tab/><text:span text:style-name="T5">poistu nostettavan valinnasta</text:span></text:p>
      <text:p text:style-name="P14"><text:tab/><text:tab/><text:span text:style-name="T7">}</text:span></text:p>
      <text:p text:style-name="P14"><text:tab/><text:tab/><text:span text:style-name="T7">muuten jos(nostettavaRaha = 0){</text:span></text:p>
      <text:p text:style-name="P14"><text:tab/><text:tab/><text:tab/><text:span text:style-name="T7">poistu muun summan valinnasta</text:span></text:p>
      <text:p text:style-name="P8"><text:tab/><text:tab/><text:span text:style-name="T7">}</text:span></text:p>
      <text:p text:style-name="P8"><text:tab/><text:tab/><text:span text:style-name="T7">muuten{</text:span></text:p>
      <text:p text:style-name="P10"><text:tab/><text:tab/><text:tab/><text:span text:style-name="T5">kerro käyttäjälle että laittaa positiivisen numeron tai 0:n</text:span></text:p>
      <text:p text:style-name="P8"><text:tab/><text:tab/><text:span text:style-name="T7">}</text:span></text:p>
      <text:p text:style-name="P8"><text:span text:style-name="T4"><text:tab/>}</text:span></text:p>
      <text:p text:style-name="P7">}</text:p>
      <text:p text:style-name="P3"/>
      <text:p text:style-name="P15">void talletaRahaa{</text:p>
      <text:p text:style-name="P15"><text:tab/>kun ollaan tallettamassa rahaa{</text:p>
      <text:p text:style-name="P15"><text:tab/><text:tab/>kysytään käyttäjältä paljonko hän haluaa tililleen laittaa rahaa vai haluaako hän <text:tab/><text:tab/><text:tab/>poistua ja tallennetaan se muuttujaan int talletettavaRaha</text:p>
      <text:p text:style-name="P15"><text:tab/><text:tab/>jos(talletettavaRaha &gt; 0){</text:p>
      <text:p text:style-name="P15"><text:tab/><text:tab/><text:tab/>saldo + talletettavaRaha</text:p>
      <text:p text:style-name="P15"><text:tab/><text:tab/><text:tab/>poistu rahan tallettamisesta</text:p>
      <text:p text:style-name="P15"><text:tab/><text:tab/>}</text:p>
      <text:p text:style-name="P15"><text:tab/><text:tab/>muuten jos(talletettavaRaha = 0){</text:p>
      <text:p text:style-name="P15"><text:tab/><text:tab/><text:tab/>poistu rahan tallettamisesta</text:p>
      <text:p text:style-name="P15"><text:tab/><text:tab/>}</text:p>
      <text:p text:style-name="P15"><text:tab/><text:tab/>muuten{</text:p>
      <text:p text:style-name="P15"><text:tab/><text:tab/><text:tab/>kerro käyttäjälle että laittaa positiivisen numeron tai 0:n</text:p>
      <text:p text:style-name="P15"><text:tab/><text:tab/>}</text:p>
      <text:p text:style-name="P15"><text:tab/>}</text:p>
      <text:p text:style-name="P15">}</text:p>
      <text:p text:style-name="P15"/>
      <text:p text:style-name="P15">void saldonTarkistus{</text:p>
      <text:p text:style-name="P15"><text:tab/><text:span text:style-name="T6">näytä käyttäjälle tilin saldo</text:span></text:p>
      <text:p text:style-name="P15"><text:tab/><text:span text:style-name="T6">näytä käyttäjälle viimeisimmät tilitapahtumat (en vielä tiedä miten tämän tekisi)</text:span></text:p>
      <text:p text:style-name="P15"><text:tab/><text:span text:style-name="T6">odota, että käyttäjä painaa enter-nappia</text:span></text:p>
      <text:p text:style-name="P15">}</text:p>
      <text:p text:style-name="P15"/>
      <text:p text:style-name="P16">void lopeta{</text:p>
      <text:p text:style-name="P17"><text:span text:style-name="T6"><text:tab/>muuta saldon arvoksi 0, ja tyhjennetään viimeisimmät tapahtumat -taulukko</text:span></text:p>
      <text:p text:style-name="P17"><text:tab/><text:span text:style-name="T6">muuta kaikki ”kun ollaan tekemässä jotain” epätodeksi</text:span></text:p>
      <text:p text:style-name="P16"><text:tab/>poistu käyttämästä automaattia</text:p>
      <text:p text:style-name="P16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i" fo:country="FI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12T23:33:03.907000000</meta:creation-date>
    <dc:date>2022-10-13T01:49:12.239000000</dc:date>
    <meta:editing-duration>PT11M52S</meta:editing-duration>
    <meta:editing-cycles>2</meta:editing-cycles>
    <meta:generator>LibreOffice/6.3.0.4$Windows_X86_64 LibreOffice_project/057fc023c990d676a43019934386b85b21a9ee99</meta:generator>
    <meta:document-statistic meta:table-count="0" meta:image-count="0" meta:object-count="0" meta:page-count="3" meta:paragraph-count="129" meta:word-count="420" meta:character-count="3475" meta:non-whitespace-character-count="2801"/>
  </office:meta>
</office:document-meta>
</file>